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700000066C595D494DF3D413F.png" manifest:media-type="image/png"/>
  <manifest:file-entry manifest:full-path="Pictures/10000201000000730000004E59628A7D60528A97.png" manifest:media-type="image/png"/>
  <manifest:file-entry manifest:full-path="Pictures/100002010000007C0000004B7DD7AB2977459859.png" manifest:media-type="image/png"/>
  <manifest:file-entry manifest:full-path="Pictures/10000201000000360000001CD018977E8CDBF33B.png" manifest:media-type="image/png"/>
  <manifest:file-entry manifest:full-path="Pictures/10000201000000CA00000069F8ACFF0AC817A3DF.png" manifest:media-type="image/png"/>
  <manifest:file-entry manifest:full-path="Pictures/10000201000000780000002173DE338262078854.png" manifest:media-type="image/png"/>
  <manifest:file-entry manifest:full-path="Pictures/10000201000000CB00000059B141D0F56B0666ED.png" manifest:media-type="image/png"/>
  <manifest:file-entry manifest:full-path="Pictures/100002010000015200000074A9F2C91465E95176.png" manifest:media-type="image/png"/>
  <manifest:file-entry manifest:full-path="Pictures/10000201000000CB000000467126874CE3929532.png" manifest:media-type="image/png"/>
  <manifest:file-entry manifest:full-path="Pictures/100002010000007B00000027A13DD0F00272E4AB.png" manifest:media-type="image/png"/>
  <manifest:file-entry manifest:full-path="Pictures/10000201000000850000003706BDB8896AFE255D.png" manifest:media-type="image/png"/>
  <manifest:file-entry manifest:full-path="Pictures/10000201000000800000002F4383DE5E3EAC4856.png" manifest:media-type="image/png"/>
  <manifest:file-entry manifest:full-path="Pictures/100002010000008000000025F54F1B757A2EEEC8.png" manifest:media-type="image/png"/>
  <manifest:file-entry manifest:full-path="Pictures/10000201000000D400000068DC6445ED1E9D4CA0.png" manifest:media-type="image/png"/>
  <manifest:file-entry manifest:full-path="Pictures/1000020100000078000000261328271C861B09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0.77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1.024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1.278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.024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.532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.278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2.294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1.532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.573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12cm" fo:min-width="1.78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54cm" svg:height="2.626cm" svg:x="6.744cm" svg:y="5.205cm">
          <draw:image xlink:href="Pictures/10000201000000D400000068DC6445ED1E9D4CA0.png" xlink:type="simple" xlink:show="embed" xlink:actuate="onLoad" loext:mime-type="image/png">
            <text:p/>
          </draw:image>
        </draw:frame>
        <draw:frame draw:style-name="gr1" draw:text-style-name="P1" draw:layer="layout" svg:width="2.408cm" svg:height="1.248cm" svg:x="14.224cm" svg:y="1.8cm">
          <draw:image xlink:href="Pictures/10000201000000360000001CD018977E8CDBF33B.png" xlink:type="simple" xlink:show="embed" xlink:actuate="onLoad" loext:mime-type="image/png">
            <text:p/>
          </draw:image>
        </draw:frame>
        <draw:frame draw:style-name="gr1" draw:text-style-name="P1" draw:layer="layout" svg:width="4.201cm" svg:height="2.54cm" svg:x="0.625cm" svg:y="9.144cm">
          <draw:image xlink:href="Pictures/100002010000007C0000004B7DD7AB2977459859.png" xlink:type="simple" xlink:show="embed" xlink:actuate="onLoad" loext:mime-type="image/png">
            <text:p/>
          </draw:image>
        </draw:frame>
        <draw:g>
          <draw:frame draw:style-name="gr1" draw:text-style-name="P1" draw:layer="layout" svg:width="5.344cm" svg:height="2.777cm" svg:x="7.102cm" svg:y="1.287cm">
            <draw:image xlink:href="Pictures/10000201000000CA00000069F8ACFF0AC817A3DF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27cm" svg:height="0.508cm" svg:x="9.12cm" svg:y="2.1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27cm" svg:height="0.508cm" svg:x="10.16cm" svg:y="6.279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5.37cm" svg:height="2.354cm" svg:x="13.208cm" svg:y="5.266cm">
            <draw:image xlink:href="Pictures/10000201000000CB00000059B141D0F56B0666ED.png" xlink:type="simple" xlink:show="embed" xlink:actuate="onLoad" loext:mime-type="image/png">
              <text:p/>
            </draw:image>
          </draw:frame>
          <draw:custom-shape draw:style-name="gr3" draw:text-style-name="P2" draw:layer="layout" svg:width="1.524cm" svg:height="0.508cm" svg:x="14.986cm" svg:y="6.09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5.37cm" svg:height="1.851cm" svg:x="0.254cm" svg:y="5.769cm">
            <draw:image xlink:href="Pictures/10000201000000CB000000467126874CE3929532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27cm" svg:height="0.508cm" svg:x="2.286cm" svg:y="6.397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151cm" svg:height="1.524cm" svg:x="10.16cm" svg:y="11.684cm">
            <draw:image xlink:href="Pictures/10000201000000800000002F4383DE5E3EAC4856.png" xlink:type="simple" xlink:show="embed" xlink:actuate="onLoad" loext:mime-type="image/png">
              <text:p/>
            </draw:image>
          </draw:frame>
          <draw:custom-shape draw:style-name="gr4" draw:text-style-name="P2" draw:layer="layout" svg:width="1.778cm" svg:height="0.508cm" svg:x="12.446cm" svg:y="12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524cm" svg:height="0.762cm" svg:x="12.446cm" svg:y="11.68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809cm" svg:height="1.524cm" svg:x="5.351cm" svg:y="11.938cm">
            <draw:image xlink:href="Pictures/100002010000007B00000027A13DD0F00272E4AB.png" xlink:type="simple" xlink:show="embed" xlink:actuate="onLoad" loext:mime-type="image/png">
              <text:p/>
            </draw:image>
          </draw:frame>
          <draw:custom-shape draw:style-name="gr6" draw:text-style-name="P2" draw:layer="layout" svg:width="2.032cm" svg:height="0.762cm" svg:x="8.128cm" svg:y="12.19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623cm" svg:height="1.27cm" svg:x="0.636cm" svg:y="11.938cm">
            <draw:image xlink:href="Pictures/10000201000000780000002173DE338262078854.png" xlink:type="simple" xlink:show="embed" xlink:actuate="onLoad" loext:mime-type="image/png">
              <text:p/>
            </draw:image>
          </draw:frame>
          <draw:custom-shape draw:style-name="gr7" draw:text-style-name="P2" draw:layer="layout" svg:width="1.778cm" svg:height="0.762cm" svg:x="3.302cm" svg:y="12.192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2" draw:layer="layout" svg:width="2.794cm" svg:height="0.762cm" svg:x="1.27cm" svg:y="10.16cm">
          <text:p/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8.942cm" svg:height="3.068cm" svg:x="5.282cm" svg:y="8.362cm">
            <draw:image xlink:href="Pictures/100002010000015200000074A9F2C91465E95176.png" xlink:type="simple" xlink:show="embed" xlink:actuate="onLoad" loext:mime-type="image/png">
              <text:p/>
            </draw:image>
          </draw:frame>
          <draw:custom-shape draw:style-name="gr7" draw:text-style-name="P2" draw:layer="layout" svg:width="1.778cm" svg:height="0.762cm" svg:x="11.684cm" svg:y="10.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2.032cm" svg:height="0.762cm" svg:x="6.096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916cm" svg:height="2.032cm" svg:x="19.214cm" svg:y="11.43cm">
            <draw:image xlink:href="Pictures/10000201000000850000003706BDB8896AFE255D.png" xlink:type="simple" xlink:show="embed" xlink:actuate="onLoad" loext:mime-type="image/png">
              <text:p/>
            </draw:image>
          </draw:frame>
          <draw:custom-shape draw:style-name="gr6" draw:text-style-name="P2" draw:layer="layout" svg:width="2.032cm" svg:height="0.762cm" svg:x="21.844cm" svg:y="12.44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2.032cm" svg:height="0.508cm" svg:x="21.844cm" svg:y="11.68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78cm" svg:height="1.512cm" svg:x="14.311cm" svg:y="11.696cm">
            <draw:image xlink:href="Pictures/1000020100000078000000261328271C861B09CE.png" xlink:type="simple" xlink:show="embed" xlink:actuate="onLoad" loext:mime-type="image/png">
              <text:p/>
            </draw:image>
          </draw:frame>
          <draw:custom-shape draw:style-name="gr10" draw:text-style-name="P2" draw:layer="layout" svg:width="2.073cm" svg:height="0.762cm" svg:x="17.018cm" svg:y="11.93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5.276cm" svg:height="1.524cm" svg:x="19.362cm" svg:y="9.652cm">
            <draw:image xlink:href="Pictures/100002010000008000000025F54F1B757A2EEEC8.png" xlink:type="simple" xlink:show="embed" xlink:actuate="onLoad" loext:mime-type="image/png">
              <text:p/>
            </draw:image>
          </draw:frame>
          <draw:custom-shape draw:style-name="gr6" draw:text-style-name="P2" draw:layer="layout" svg:width="2.032cm" svg:height="0.762cm" svg:x="22.352cm" svg:y="9.906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064cm" svg:height="2.756cm" svg:x="14.986cm" svg:y="8.705cm">
            <draw:image xlink:href="Pictures/10000201000000730000004E59628A7D60528A97.png" xlink:type="simple" xlink:show="embed" xlink:actuate="onLoad" loext:mime-type="image/png">
              <text:p/>
            </draw:image>
          </draw:frame>
          <draw:custom-shape draw:style-name="gr11" draw:text-style-name="P2" draw:layer="layout" svg:width="2.286cm" svg:height="0.762cm" svg:x="16.002cm" svg:y="9.65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4.064cm" svg:height="3.483cm" svg:x="20.066cm" svg:y="4.391cm">
            <draw:image xlink:href="Pictures/100002010000007700000066C595D494DF3D413F.png" xlink:type="simple" xlink:show="embed" xlink:actuate="onLoad" loext:mime-type="image/png">
              <text:p/>
            </draw:image>
          </draw:frame>
          <draw:custom-shape draw:style-name="gr4" draw:text-style-name="P2" draw:layer="layout" svg:width="1.778cm" svg:height="0.508cm" svg:x="20.828cm" svg:y="6.09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778cm" svg:height="0.762cm" svg:x="22.098cm" svg:y="4.57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1.778cm" svg:height="0.508cm" svg:x="19.81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5:40:25.116998063</meta:creation-date>
    <dc:date>2020-10-01T15:59:01.427329528</dc:date>
    <meta:editing-duration>PT8M25S</meta:editing-duration>
    <meta:editing-cycles>1</meta:editing-cycles>
    <meta:document-statistic meta:object-count="69"/>
    <meta:generator>LibreOffice/6.4.6.2$Linux_X86_64 LibreOffice_project/40$Build-2</meta:generator>
  </office:meta>
</office:document-meta>
</file>